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opacity="100%" draw:textarea-horizontal-align="center" draw:textarea-vertical-align="middle" fo:padding-top="0cm" fo:padding-bottom="0cm" fo:padding-left="0cm" fo:padding-right="0cm" draw:shadow-opacity="100%"/>
    </style:style>
    <style:style style:name="gr2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text">
      <style:graphic-properties draw:auto-grow-width="false" fo:min-height="0.28cm"/>
    </style:style>
    <style:style style:name="gr5" style:family="graphic" style:parent-style-name="text">
      <style:graphic-properties draw:auto-grow-width="true" fo:min-height="0.28cm" fo:min-width="0.586cm"/>
    </style:style>
    <style:style style:name="gr6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text">
      <style:graphic-properties draw:auto-grow-width="false" fo:min-height="0.399cm"/>
    </style:style>
    <style:style style:name="gr9" style:family="graphic" style:parent-style-name="text">
      <style:graphic-properties draw:auto-grow-width="false" fo:min-height="0.479cm"/>
    </style:style>
    <style:style style:name="gr10" style:family="graphic" style:parent-style-name="text">
      <style:graphic-properties draw:auto-grow-height="true" draw:auto-grow-width="false" fo:min-height="0.28cm" fo:min-width="3.974cm"/>
    </style:style>
    <style:style style:name="gr11" style:family="graphic" style:parent-style-name="standard">
      <style:graphic-properties draw:stroke="none" svg:stroke-color="#000000" draw:fill="none" draw:fill-color="#ffffff" fo:min-height="0.243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fo:min-height="2.35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fo:min-height="3.436cm" fo:padding-top="0cm" fo:padding-bottom="0cm" fo:padding-left="0cm" fo:padding-right="0cm"/>
    </style:style>
    <style:style style:name="gr14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57.15cm" fo:min-width="71.1cm" fo:padding-top="0.125cm" fo:padding-bottom="0.125cm" fo:padding-left="0.25cm" fo:padding-right="0.25cm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5.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 fo:padding-top="0cm" fo:padding-bottom="0cm" fo:padding-left="0cm" fo:padding-right="0cm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="none" draw:fill-color="#ffffff" draw:opacity="100%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2.6cm" svg:height="58.4cm" svg:x="2cm" svg:y="0.5cm">
          <text:p/>
        </draw:rect>
        <draw:rect draw:style-name="gr2" draw:text-style-name="P2" draw:layer="layout" svg:width="9cm" svg:height="58.4cm" svg:x="74.6cm" svg:y="0.5cm">
          <text:p/>
        </draw:rect>
        <draw:line draw:style-name="gr3" draw:text-style-name="P3" draw:layer="layout" svg:x1="74.6cm" svg:y1="43.4cm" svg:x2="83.6cm" svg:y2="43.4cm">
          <text:p/>
        </draw:line>
        <draw:line draw:style-name="gr3" draw:text-style-name="P3" draw:layer="layout" svg:x1="74.6cm" svg:y1="55.1cm" svg:x2="83.6cm" svg:y2="55.1cm">
          <text:p/>
        </draw:line>
        <draw:line draw:style-name="gr3" draw:text-style-name="P3" draw:layer="layout" svg:x1="74.6cm" svg:y1="57.4cm" svg:x2="83.6cm" svg:y2="57.4cm">
          <text:p/>
        </draw:line>
        <draw:line draw:style-name="gr3" draw:text-style-name="P3" draw:layer="layout" svg:x1="74.6cm" svg:y1="54.4cm" svg:x2="83.6cm" svg:y2="54.4cm">
          <text:p/>
        </draw:line>
        <draw:frame draw:style-name="gr4" draw:layer="layout" svg:width="1.6cm" svg:height="0.28cm" svg:x="74.8cm" svg:y="54.62cm">
          <draw:text-box>
            <text:p><text:span text:style-name="T1">Scale:</text:span></text:p>
          </draw:text-box>
        </draw:frame>
        <draw:line draw:style-name="gr3" draw:text-style-name="P3" draw:layer="layout" svg:x1="79.15cm" svg:y1="54.4cm" svg:x2="79.15cm" svg:y2="55.1cm">
          <text:p/>
        </draw:line>
        <draw:frame draw:style-name="gr5" draw:layer="layout" svg:width="0.586cm" svg:height="0.28cm" svg:x="79.314cm" svg:y="54.62cm">
          <draw:text-box>
            <text:p><text:span text:style-name="T1">Date:</text:span></text:p>
          </draw:text-box>
        </draw:frame>
        <draw:line draw:style-name="gr3" draw:text-style-name="P3" draw:layer="layout" svg:x1="74.6cm" svg:y1="52.4cm" svg:x2="83.6cm" svg:y2="52.4cm">
          <text:p/>
        </draw:line>
        <draw:line draw:style-name="gr3" draw:text-style-name="P3" draw:layer="layout" svg:x1="76.6cm" svg:y1="52.4cm" svg:x2="76.6cm" svg:y2="54.4cm">
          <text:p/>
        </draw:line>
        <draw:rect draw:style-name="gr6" draw:text-style-name="P2" draw:layer="layout" svg:width="8.6cm" svg:height="8.6cm" svg:x="74.8cm" svg:y="43.6cm">
          <text:p/>
        </draw:rect>
        <draw:custom-shape draw:name="northarrow" draw:style-name="gr7" draw:text-style-name="P3" draw:layer="printed_elements" svg:width="1.6cm" svg:height="1.6cm" svg:x="74.8cm" svg:y="52.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cm" svg:y1="0cm" svg:x2="21cm" svg:y2="0.5cm">
          <text:p/>
        </draw:line>
        <draw:line draw:style-name="gr3" draw:text-style-name="P3" draw:layer="layout" svg:x1="21cm" svg:y1="58.9cm" svg:x2="21cm" svg:y2="59.4cm">
          <text:p/>
        </draw:line>
        <draw:line draw:style-name="gr3" draw:text-style-name="P3" draw:layer="layout" svg:x1="83.6cm" svg:y1="29.7cm" svg:x2="84.1cm" svg:y2="29.7cm">
          <text:p/>
        </draw:line>
        <draw:line draw:style-name="gr3" draw:text-style-name="P3" draw:layer="layout" svg:x1="0cm" svg:y1="29.7cm" svg:x2="2cm" svg:y2="29.7cm">
          <text:p/>
        </draw:line>
        <draw:line draw:style-name="gr3" draw:text-style-name="P3" draw:layer="layout" svg:x1="65.1cm" svg:y1="0cm" svg:x2="65.1cm" svg:y2="0.5cm">
          <text:p/>
        </draw:line>
        <draw:line draw:style-name="gr3" draw:text-style-name="P3" draw:layer="layout" svg:x1="65.1cm" svg:y1="58.9cm" svg:x2="65.1cm" svg:y2="59.4cm">
          <text:p/>
        </draw:line>
        <draw:line draw:style-name="gr3" draw:text-style-name="P3" draw:layer="layout" svg:x1="46.1cm" svg:y1="58.9cm" svg:x2="46.1cm" svg:y2="59.4cm">
          <text:p/>
        </draw:line>
        <draw:line draw:style-name="gr3" draw:text-style-name="P3" draw:layer="layout" svg:x1="46.1cm" svg:y1="0cm" svg:x2="46.1cm" svg:y2="0.5cm">
          <text:p/>
        </draw:line>
        <draw:frame draw:name="comment1" draw:style-name="gr8" draw:layer="printed_elements" svg:width="8.999cm" svg:height="0.399cm" svg:x="74.801cm" svg:y="56.001cm">
          <draw:text-box>
            <text:p><text:span text:style-name="T2">comment1</text:span></text:p>
          </draw:text-box>
        </draw:frame>
        <draw:frame draw:name="title" draw:style-name="gr9" draw:layer="printed_elements" svg:width="8.9cm" svg:height="0.479cm" svg:x="74.8cm" svg:y="55.321cm">
          <draw:text-box>
            <text:p><text:span text:style-name="T3">title</text:span></text:p>
          </draw:text-box>
        </draw:frame>
        <draw:frame draw:name="comment2" draw:style-name="gr8" draw:layer="printed_elements" svg:width="8.998cm" svg:height="0.399cm" svg:x="74.802cm" svg:y="56.8cm">
          <draw:text-box>
            <text:p><text:span text:style-name="T2">comment2</text:span></text:p>
          </draw:text-box>
        </draw:frame>
        <draw:frame draw:name="scale" draw:style-name="gr10" draw:layer="printed_elements" svg:width="3.1cm" svg:height="0.28cm" svg:x="76cm" svg:y="54.6cm">
          <draw:text-box>
            <text:p><text:span text:style-name="T1">scale</text:span></text:p>
          </draw:text-box>
        </draw:frame>
        <draw:frame draw:name="date" draw:style-name="gr10" draw:layer="printed_elements" svg:width="3.55cm" svg:height="0.28cm" svg:x="80.3cm" svg:y="54.62cm">
          <draw:text-box>
            <text:p><text:span text:style-name="T1">date</text:span></text:p>
          </draw:text-box>
        </draw:frame>
        <draw:custom-shape draw:name="overview" draw:style-name="gr7" draw:text-style-name="P3" draw:layer="printed_elements" svg:width="8.5cm" svg:height="8.5cm" svg:x="74.85cm" svg:y="43.65cm">
          <text:p/>
          <draw:enhanced-geometry svg:viewBox="0 0 21600 21600" draw:type="rectangle" draw:enhanced-path="M 0 0 L 21600 0 21600 21600 0 21600 0 0 Z N"/>
        </draw:custom-shape>
        <draw:frame draw:name="extent_ll_y" draw:style-name="gr11" draw:text-style-name="P4" draw:layer="printed_elements" svg:width="2.948cm" svg:height="0.243cm" svg:x="2.524cm" svg:y="58.4cm">
          <draw:text-box>
            <text:p><text:span text:style-name="T4">extent_ll_y</text:span></text:p>
          </draw:text-box>
        </draw:frame>
        <draw:frame draw:name="extent_ll_x" draw:style-name="gr12" draw:text-style-name="P5" draw:layer="printed_elements" svg:width="0.47cm" svg:height="2.35cm" svg:x="2cm" svg:y="55.45cm">
          <draw:text-box>
            <text:p><text:span text:style-name="T4">extent_ll_</text:span><text:span text:style-name="T5">x</text:span></text:p>
          </draw:text-box>
        </draw:frame>
        <draw:frame draw:name="extent_ur_x" draw:style-name="gr13" draw:text-style-name="P5" draw:layer="printed_elements" svg:width="0.433cm" svg:height="3.436cm" svg:x="74.167cm" svg:y="1cm">
          <draw:text-box>
            <text:p><text:span text:style-name="T4">extent_ur_</text:span><text:span text:style-name="T5">x</text:span></text:p>
          </draw:text-box>
        </draw:frame>
        <draw:custom-shape draw:name="map" draw:style-name="gr14" draw:text-style-name="P3" draw:layer="printed_elements" svg:width="71.6cm" svg:height="57.4cm" svg:x="2.5cm" svg:y="1cm">
          <text:p/>
          <draw:enhanced-geometry svg:viewBox="0 0 21600 21600" draw:type="rectangle" draw:enhanced-path="M 0 0 L 21600 0 21600 21600 0 21600 0 0 Z N"/>
        </draw:custom-shape>
        <draw:custom-shape draw:name="scalebar" draw:style-name="gr15" draw:text-style-name="P3" draw:layer="printed_elements" svg:width="6cm" svg:height="0.5cm" svg:x="67.6cm" svg:y="57.5cm">
          <text:p/>
          <draw:enhanced-geometry svg:viewBox="0 0 21600 21600" draw:type="rectangle" draw:enhanced-path="M 0 0 L 21600 0 21600 21600 0 21600 0 0 Z N"/>
        </draw:custom-shape>
        <draw:frame draw:name="extent_ur_y" draw:style-name="gr16" draw:text-style-name="P4" draw:layer="printed_elements" svg:width="1.67cm" svg:height="0.243cm" svg:x="72.9cm" svg:y="0.6cm">
          <draw:text-box>
            <text:p><text:span text:style-name="T4">extent_ur_y</text:span></text:p>
          </draw:text-box>
        </draw:frame>
        <draw:line draw:style-name="gr17" draw:text-style-name="P6" draw:layer="layout" svg:x1="10.5cm" svg:y1="0cm" svg:x2="10.323cm" svg:y2="0.51cm">
          <text:p/>
        </draw:line>
        <draw:line draw:style-name="gr17" draw:text-style-name="P6" draw:layer="layout" svg:x1="2.001cm" svg:y1="24.057cm" svg:x2="0cm" svg:y2="29.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0T14:37:38.68</meta:creation-date>
    <dc:date>2019-10-28T10:48:39.576289592</dc:date>
    <meta:editing-duration>PT1H54M17S</meta:editing-duration>
    <meta:editing-cycles>31</meta:editing-cycles>
    <meta:generator>LibreOffice/6.0.7.3$Linux_X86_64 LibreOffice_project/00m0$Build-3</meta:generator>
    <meta:document-statistic meta:object-count="35"/>
  </office:meta>
</office:document-meta>
</file>